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609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language="none" fo:country="none" style:font-name-asian="Noto Sans CJK SC" style:font-size-asian="9pt" style:language-asian="none" style:country-asian="none" style:font-size-complex="9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3.306cm" svg:height="7.208cm" svg:x="15.626cm" svg:y="8.867cm">
            <draw:object draw:notify-on-update-of-ranges="Feuille1.O2:Feuille1.O8 Feuille1.P2:Feuille1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285cm" svg:height="6.463cm" svg:x="0.861cm" svg:y="11.461cm">
            <draw:object draw:notify-on-update-of-ranges="Feuille1.L10:Feuille1.L16 Feuille1.M10:Feuille1.M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3" table:number-columns-repeated="1007" table:default-cell-style-name="ce1"/>
        <table:table-row table:style-name="ro1">
          <table:table-cell office:value-type="string" calcext:value-type="string">
            <text:p>Nombre de téléphon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fecti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mbre de téléphon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Effecti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mbre de téléphon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Effecti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0 télépho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1 téléphon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2 téléphon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3 téléphon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4 téléphon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5 téléphone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6 téléphon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1:02:20.28364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30:14.301211334</meta:creation-date>
    <meta:generator>LibreOffice/6.4.7.2$Linux_X86_64 LibreOffice_project/40$Build-2</meta:generator>
    <dc:date>2022-05-10T11:43:23.262843809</dc:date>
    <meta:editing-duration>PT1H24M11S</meta:editing-duration>
    <meta:editing-cycles>5</meta:editing-cycles>
    <meta:document-statistic meta:table-count="1" meta:cell-count="10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07cm" svg:height="7.209cm" xlink:href=".." xlink:type="simple" chart:class="chart:bar" chart:style-name="ch1">
        <chart:plot-area chart:style-name="ch2" table:cell-range-address="Feuille1.O2:Feuille1.P8" chart:data-source-has-labels="column" svg:x="1.421cm" svg:y="0.144cm" svg:width="11.62cm" svg:height="5.796cm">
          <chartooo:coordinate-region svg:x="2.148cm" svg:y="0.37cm" svg:width="10.893cm" svg:height="4.87cm"/>
          <chart:axis chart:dimension="x" chart:name="primary-x" chart:style-name="ch3" chartooo:axis-type="auto">
            <chartooo:date-scale/>
            <chart:title svg:x="5.012cm" svg:y="6.084cm" chart:style-name="ch4">
              <text:p>Nombre de téléphones</text:p>
            </chart:title>
            <chart:categories table:cell-range-address="Feuille1.O2:Feuille1.O8"/>
          </chart:axis>
          <chart:axis chart:dimension="y" chart:name="primary-y" chart:style-name="ch5">
            <chart:title svg:x="0.451cm" svg:y="3.753cm" chart:style-name="ch6">
              <text:p>Effectif</text:p>
            </chart:title>
            <chart:grid chart:style-name="ch7" chart:class="major"/>
          </chart:axis>
          <chart:series chart:style-name="ch8" chart:values-cell-range-address="Feuille1.P2:Feuille1.P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O2:Feuille1.O8</svg:desc>
                </draw:g>
              </table:table-cell>
              <table:table-cell office:value-type="float" office:value="2">
                <text:p>2</text:p>
                <draw:g>
                  <svg:desc>Feuille1.P2:Feuille1.P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ff400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286cm" svg:height="6.464cm" xlink:href=".." xlink:type="simple" chart:class="chart:circle" chart:style-name="ch1">
        <chart:legend chart:legend-position="end" svg:x="9.008cm" svg:y="1.253cm" style:legend-expansion="high" chart:style-name="ch2"/>
        <chart:plot-area chart:style-name="ch3" table:cell-range-address="Feuille1.L10:Feuille1.M16" chart:data-source-has-labels="column" svg:x="0.245cm" svg:y="0.129cm" svg:width="8.518cm" svg:height="6.206cm">
          <chartooo:coordinate-region svg:x="1.401cm" svg:y="0.13cm" svg:width="6.205cm" svg:height="6.205cm"/>
          <chart:axis chart:dimension="x" chart:name="primary-x" chart:style-name="ch4" chartooo:axis-type="auto">
            <chartooo:date-scale/>
            <chart:categories table:cell-range-address="Feuille1.L10:Feuille1.L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M10:Feuille1.M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  <draw:g>
                  <svg:desc>Feuille1.L10:Feuille1.L16</svg:desc>
                </draw:g>
              </table:table-cell>
              <table:table-cell office:value-type="float" office:value="2">
                <text:p>2</text:p>
                <draw:g>
                  <svg:desc>Feuille1.M10:Feuille1.M16</svg:desc>
                </draw:g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